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C748" manifest:media-type=""/>
  <manifest:file-entry manifest:full-path="settings.xml" manifest:media-type="text/xml"/>
  <manifest:file-entry manifest:full-path="Thumbnails/thumbnail.png" manifest:media-type="image/png"/>
  <manifest:file-entry manifest:full-path="ObjBFFFC748" manifest:media-type="application/vnd.sun.star.oleobject"/>
  <manifest:file-entry manifest:full-path="Pictures/1000000100000136000000517F36BDB1960878B0.png" manifest:media-type="image/png"/>
  <manifest:file-entry manifest:full-path="Pictures/1000689D0000200A0000085FDDE4D72C7DCACCAE.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pitch="variable"/>
    <style:font-face style:name="Roboto Light1" svg:font-family="'Roboto Light'" style:font-adornments="Light" style:font-pitch="variable"/>
    <style:font-face style:name="Roboto Light2" svg:font-family="'Roboto Light'" style:font-adornments="Regular" style:font-pitch="variable"/>
    <style:font-face style:name="Roboto Medium" svg:font-family="'Roboto Medium'" style:font-pitch="variable"/>
    <style:font-face style:name="StarSymbol" svg:font-family="StarSymbol" style:font-charset="x-symbol"/>
    <style:font-face style:name="Times New Roman" svg:font-family="'Times New Roman'" style:font-family-generic="roman"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0.3111in" style:rel-column-width="3376*"/>
    </style:style>
    <style:style style:name="Tabelle1.F" style:family="table-column">
      <style:table-column-properties style:column-width="0.3118in" style:rel-column-width="3383*"/>
    </style:style>
    <style:style style:name="Tabelle1.I" style:family="table-column">
      <style:table-column-properties style:column-width="0.3167in" style:rel-column-width="3437*"/>
    </style:style>
    <style:style style:name="Tabelle1.J" style:family="table-column">
      <style:table-column-properties style:column-width="1.5653in" style:rel-column-width="16982*"/>
    </style:style>
    <style:style style:name="Tabelle1.1" style:family="table-row">
      <style:table-row-properties style:min-row-height="0.2597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1.2" style:family="table-row">
      <style:table-row-properties style:min-row-height="1.0792in"/>
    </style:style>
    <style:style style:name="Tabelle1.E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P4" style:family="paragraph" style:parent-style-name="Small">
      <style:paragraph-properties>
        <style:tab-stops>
          <style:tab-stop style:position="3.2591in" style:type="center"/>
          <style:tab-stop style:position="6.0492in" style:type="right"/>
        </style:tab-stops>
      </style:paragraph-properties>
    </style:style>
    <style:style style:name="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7" style:family="paragraph" style:parent-style-name="Standard">
      <style:text-properties style:font-name="Humnst777 Lt BT" officeooo:rsid="004db413" officeooo:paragraph-rsid="004db413"/>
    </style:style>
    <style:style style:name="P8" style:family="paragraph" style:parent-style-name="Standard">
      <style:text-properties style:use-window-font-color="true" loext:opacity="0%" style:font-name="Humnst777 Lt BT"/>
    </style:style>
    <style:style style:name="P9" style:family="paragraph" style:parent-style-name="Standard">
      <style:paragraph-properties fo:text-align="start" style:justify-single-word="false"/>
      <style:text-properties style:use-window-font-color="true" loext:opacity="0%" style:font-name="Humnst777 Lt BT" officeooo:paragraph-rsid="00626c66"/>
    </style:style>
    <style:style style:name="P10"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P11" style:family="paragraph" style:parent-style-name="Standard">
      <style:paragraph-properties fo:text-align="center" style:justify-single-word="false"/>
      <style:text-properties style:use-window-font-color="true" loext:opacity="0%" style:font-name="Humnst777 Lt BT" officeooo:paragraph-rsid="00626c66"/>
    </style:style>
    <style:style style:name="P12" style:family="paragraph" style:parent-style-name="Standard">
      <style:paragraph-properties fo:margin-left="0.6898in" fo:margin-right="0in" fo:text-indent="-0.6898in" style:auto-text-indent="false"/>
      <style:text-properties style:use-window-font-color="true" loext:opacity="0%" style:font-name="Humnst777 Lt BT" fo:language="de" fo:country="CH"/>
    </style:style>
    <style:style style:name="P13" style:family="paragraph" style:parent-style-name="Standard">
      <style:paragraph-properties fo:margin-left="0in" fo:margin-right="0in" fo:text-indent="0in" style:auto-text-indent="false"/>
      <style:text-properties style:use-window-font-color="true" loext:opacity="0%" style:font-name="Humnst777 Lt BT" fo:language="de" fo:country="CH"/>
    </style:style>
    <style:style style:name="P14" style:family="paragraph" style:parent-style-name="Standard">
      <style:paragraph-properties fo:margin-left="0in" fo:margin-right="0in" fo:text-indent="0in" style:auto-text-indent="false"/>
      <style:text-properties style:use-window-font-color="true" loext:opacity="0%" style:font-name="Humnst777 Lt BT"/>
    </style:style>
    <style:style style:name="P15" style:family="paragraph" style:parent-style-name="Standard">
      <style:paragraph-properties fo:margin-top="0.1181in" fo:margin-bottom="0.0193in" style:contextual-spacing="false" fo:text-align="start" style:justify-single-word="false"/>
      <style:text-properties style:use-window-font-color="true" loext:opacity="0%" style:font-name="Roboto Medium" fo:font-size="10pt" fo:language="de" fo:country="CH" officeooo:paragraph-rsid="005050c0" style:font-name-asian="Times New Roman" style:font-size-asian="10pt"/>
    </style:style>
    <style:style style:name="P16" style:family="paragraph" style:parent-style-name="Standard">
      <style:text-properties officeooo:rsid="004db413" officeooo:paragraph-rsid="004db413"/>
    </style:style>
    <style:style style:name="P17"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8" style:family="paragraph" style:parent-style-name="Standard">
      <style:text-properties style:font-name="Roboto Light2" officeooo:rsid="0038af21" officeooo:paragraph-rsid="005050c0"/>
    </style:style>
    <style:style style:name="P19" style:family="paragraph" style:parent-style-name="Standard">
      <style:text-properties style:font-name="Roboto Light2" officeooo:rsid="001e4714" officeooo:paragraph-rsid="005050c0"/>
    </style:style>
    <style:style style:name="P20" style:family="paragraph" style:parent-style-name="Standard">
      <style:text-properties style:font-name="Roboto Light2" officeooo:paragraph-rsid="005050c0"/>
    </style:style>
    <style:style style:name="P21" style:family="paragraph" style:parent-style-name="Standard">
      <style:paragraph-properties fo:text-align="start" style:justify-single-word="false"/>
      <style:text-properties style:font-name="Roboto Light" officeooo:paragraph-rsid="005050c0"/>
    </style:style>
    <style:style style:name="P22" style:family="paragraph" style:parent-style-name="Standard">
      <style:paragraph-properties fo:text-align="start" style:justify-single-word="false"/>
      <style:text-properties style:font-name="Roboto Light" fo:font-size="9pt" style:font-size-asian="9pt" style:font-size-complex="9pt"/>
    </style:style>
    <style:style style:name="P23" style:family="paragraph" style:parent-style-name="Standard">
      <style:text-properties style:font-name="Roboto Light" fo:font-size="9pt" fo:font-weight="normal" style:font-size-asian="9pt" style:font-weight-asian="normal" style:font-size-complex="9pt" style:font-weight-complex="normal"/>
    </style:style>
    <style:style style:name="P24" style:family="paragraph" style:parent-style-name="Standard">
      <style:text-properties style:font-name="Roboto Light" fo:font-size="9pt" fo:language="de" fo:country="CH" officeooo:paragraph-rsid="002d2f00" style:font-name-asian="Arial" style:font-size-asian="9pt" style:font-name-complex="Arial" style:font-size-complex="9pt"/>
    </style:style>
    <style:style style:name="P25" style:family="paragraph" style:parent-style-name="Standard">
      <style:text-properties style:font-name="Roboto Light" officeooo:paragraph-rsid="005050c0"/>
    </style:style>
    <style:style style:name="P26" style:family="paragraph" style:parent-style-name="Standard">
      <style:text-properties fo:color="#000000" loext:opacity="100%" style:font-name="Roboto Light1" fo:font-size="9pt" style:font-size-asian="9pt" style:font-size-complex="9pt"/>
    </style:style>
    <style:style style:name="P27" style:family="paragraph" style:parent-style-name="Standard">
      <style:text-properties style:font-name="Roboto Light1" fo:font-size="9pt" style:font-name-asian="Arial" style:font-size-asian="9pt" style:font-name-complex="Arial" style:font-size-complex="9pt"/>
    </style:style>
    <style:style style:name="P28" style:family="paragraph" style:parent-style-name="Standard">
      <style:text-properties style:font-name="Roboto Light1" fo:font-size="9pt" fo:font-weight="normal" style:font-size-asian="9pt" style:font-weight-asian="normal" style:font-size-complex="9pt" style:font-weight-complex="normal"/>
    </style:style>
    <style:style style:name="P29"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0" style:family="paragraph" style:parent-style-name="Standard">
      <style:text-properties officeooo:paragraph-rsid="005050c0"/>
    </style:style>
    <style:style style:name="P31" style:family="paragraph" style:parent-style-name="Standard">
      <style:text-properties officeooo:rsid="0061c42c" officeooo:paragraph-rsid="00626c66"/>
    </style:style>
    <style:style style:name="P32" style:family="paragraph" style:parent-style-name="Standard">
      <style:paragraph-properties fo:hyphenation-ladder-count="no-limit" style:shadow="none"/>
      <style:text-properties fo:hyphenate="true" fo:hyphenation-remain-char-count="2" fo:hyphenation-push-char-count="2" loext:hyphenation-no-caps="false"/>
    </style:style>
    <style:style style:name="P33" style:family="paragraph" style:parent-style-name="Standard">
      <style:paragraph-properties fo:margin-top="0.0138in" fo:margin-bottom="0in" style:contextual-spacing="false" fo:text-align="start" style:justify-single-word="false" style:vertical-align="middle"/>
    </style:style>
    <style:style style:name="P34"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5"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paragraph-properties fo:text-align="center" style:justify-single-word="false"/>
      <style:text-properties officeooo:rsid="0068865f" officeooo:paragraph-rsid="0068865f"/>
    </style:style>
    <style:style style:name="P39" style:family="paragraph" style:parent-style-name="Table_20_Contents">
      <loext:graphic-properties draw:fill="solid" draw:fill-color="#cccccc" draw:opacity="100%"/>
      <style:paragraph-properties fo:text-align="center" style:justify-single-word="false" fo:background-color="#cccccc"/>
      <style:text-properties officeooo:rsid="0066689a" officeooo:paragraph-rsid="0066689a" fo:background-color="transparent"/>
    </style:style>
    <style:style style:name="P40" style:family="paragraph" style:parent-style-name="Table_20_Contents">
      <loext:graphic-properties draw:fill="solid" draw:fill-color="#cccccc" draw:opacity="100%"/>
      <style:paragraph-properties fo:text-align="center" style:justify-single-word="false" fo:background-color="#cccccc"/>
      <style:text-properties officeooo:rsid="00668a2d" officeooo:paragraph-rsid="00668a2d"/>
    </style:style>
    <style:style style:name="P41" style:family="paragraph" style:parent-style-name="Table_20_Contents">
      <loext:graphic-properties draw:fill="solid" draw:fill-color="#cccccc" draw:opacity="100%"/>
      <style:paragraph-properties fo:text-align="center" style:justify-single-word="false" fo:background-color="#cccccc"/>
      <style:text-properties officeooo:rsid="0066689a" officeooo:paragraph-rsid="00668a2d"/>
    </style:style>
    <style:style style:name="P42" style:family="paragraph" style:parent-style-name="Heading_20_1">
      <style:text-properties officeooo:paragraph-rsid="00668a2d"/>
    </style:style>
    <style:style style:name="P43" style:family="paragraph" style:parent-style-name="Standard" style:master-page-name="PITC_5f_title_5f_page">
      <style:paragraph-properties style:page-number="auto"/>
    </style:style>
    <style:style style:name="P44" style:family="paragraph" style:parent-style-name="Standard">
      <style:paragraph-properties fo:text-align="start" style:justify-single-word="false"/>
      <style:text-properties style:use-window-font-color="true" loext:opacity="0%" style:font-name="Humnst777 Lt BT" officeooo:paragraph-rsid="00626c66"/>
    </style:style>
    <style:style style:name="P45"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loext:opacity="0%" style:font-name="Humnst777 Lt BT"/>
    </style:style>
    <style:style style:name="T4" style:family="text">
      <style:text-properties officeooo:rsid="005050c0"/>
    </style:style>
    <style:style style:name="T5" style:family="text">
      <style:text-properties officeooo:rsid="00668a2d"/>
    </style:style>
    <style:style style:name="T6" style:family="text">
      <style:text-properties officeooo:rsid="006fa3f6"/>
    </style:style>
    <style:style style:name="T7" style:family="text"/>
    <style:style style:name="fr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2"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3"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4"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2165in" fo:border-left="none" fo:border-right="none" fo:border-top="none" fo:border-bottom="0.99pt solid #999999" style:shadow="none" draw:shadow-opacity="100%" style:flow-with-text="false"/>
    </style:style>
    <style:style style:name="fr5"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opacity="0%" fo:padding="0in" fo:border="0.99pt solid #ffffff" style:shadow="none" draw:shadow-opacity="100%" style:flow-with-text="false"/>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draw:fill-color="#ffff00" draw:opacity="100%" fo:padding="0.0591in" fo:border="0.99pt solid #999999" style:shadow="none" draw:shadow-opacity="100%" style:flow-with-text="false"/>
    </style:style>
    <style:style style:name="fr7"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draw:fill="none" draw:opacity="0%" fo:padding="0in" fo:border="none" style:shadow="none" draw:shadow-opacity="100%" style:flow-with-text="false"/>
    </style:style>
    <style:style style:name="fr8"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fr9"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0"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2" style:family="graphic" style:parent-style-name="Graphics">
      <style:graphic-properties style:vertical-pos="from-top" style:vertical-rel="paragraph" style:horizontal-pos="from-left" style:horizontal-rel="paragraph" fo:background-color="transparent" draw:fill="none" draw:opacity="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protect="size position" style:vertical-pos="from-top" style:vertical-rel="page" style:horizontal-pos="from-left" style:horizontal-rel="page" draw:visible-area-left="0in" draw:visible-area-top="0in" draw:visible-area-width="2.0937in" draw:visible-area-height="1.4272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7" text:anchor-type="page" text:anchor-page-number="1" svg:x="3.4693in" svg:y="0.9264in" svg:width="0.7681in" draw:z-index="8">
        <draw:text-box fo:min-height="0.1744in">
          <text:p text:style-name="Small">Bereichskürzel</text:p>
        </draw:text-box>
      </draw:frame>
      <draw:frame draw:style-name="fr5" draw:name="Frame6" text:anchor-type="page" text:anchor-page-number="1" svg:x="2.4555in" svg:y="0.9209in" svg:width="0.7681in" draw:z-index="7">
        <draw:text-box fo:min-height="0.1744in">
          <text:p text:style-name="Small">Projektkürzel</text:p>
        </draw:text-box>
      </draw:frame>
      <draw:frame draw:style-name="fr5" draw:name="Frame8" text:anchor-type="page" text:anchor-page-number="1" svg:x="1.4665in" svg:y="0.9264in" svg:width="0.7681in" draw:z-index="6">
        <draw:text-box fo:min-height="0.1744in">
          <text:p text:style-name="Small">Kundenkürzel</text:p>
        </draw:text-box>
      </draw:frame>
      <draw:frame draw:style-name="fr6" draw:name="pitc_org_unit" text:anchor-type="page" text:anchor-page-number="1" svg:x="3.4693in" svg:y="1.0957in" svg:width="0.6772in" draw:z-index="5">
        <draw:text-box fo:min-height="0.3126in">
          <text:p text:style-name="P7">[SECTION]</text:p>
        </draw:text-box>
      </draw:frame>
      <draw:frame draw:style-name="fr6" draw:name="pitc_project_shortid" text:anchor-type="page" text:anchor-page-number="1" svg:x="2.4555in" svg:y="1.0945in" svg:width="0.6472in" draw:z-index="4">
        <draw:text-box fo:min-height="0.3126in">
          <text:p text:style-name="P7">[PROJECT]</text:p>
        </draw:text-box>
      </draw:frame>
      <draw:frame draw:style-name="fr6" draw:name="pitc_customer_shortid" text:anchor-type="page" text:anchor-page-number="1" svg:x="1.4665in" svg:y="1.1in" svg:width="0.6547in" draw:z-index="3">
        <draw:text-box fo:min-height="0.3126in">
          <text:p text:style-name="P7">[CLIENT]</text:p>
        </draw:text-box>
      </draw:frame>
      <draw:frame draw:style-name="fr7" draw:name="pitc_subject" text:anchor-type="page" text:anchor-page-number="1" svg:x="1.4528in" svg:y="2.2417in" svg:width="6.0602in" draw:z-index="2">
        <draw:text-box fo:min-height="0.4862in">
          <text:p text:style-name="P34">Fachwissensskala - [NAME]</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3"/>
      <text:p text:style-name="Standard"/>
      <text:p text:style-name="Standard"/>
      <text:p text:style-name="Standard"/>
      <text:p text:style-name="P17">[TITLE_FUNCTION]</text:p>
      <text:p text:style-name="P16"/>
      <text:p text:style-name="Standard"><draw:frame draw:style-name="fr4" draw:name="pitc_abstract" text:anchor-type="paragraph" svg:x="0.002in" svg:y="0.0138in" svg:width="6.0457in" draw:z-index="1"><draw:text-box fo:min-height="0.6917in"><text:p text:style-name="P29">D<text:span text:style-name="T4">ie</text:span> vorliegende <text:span text:style-name="T4">Fachwissensskala</text:span> ist nur für die aufgeführte Empfängerfirma bestimmt. </text:p><text:p text:style-name="P29">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9"/>
      <text:p text:style-name="P20"/>
      <text:p text:style-name="P20"/>
      <text:p text:style-name="P20"/>
      <text:p text:style-name="P20"/>
      <text:p text:style-name="P20"/>
      <text:p text:style-name="P20"/>
      <text:p text:style-name="P20"/>
      <text:p text:style-name="P20"/>
      <text:p text:style-name="P20"/>
      <table:table table:name="Table4" table:style-name="Table4">
        <table:table-column table:style-name="Table4.A"/>
        <table:table-column table:style-name="Table4.B"/>
        <table:table-row>
          <table:table-cell table:style-name="Table4.A1" office:value-type="string">
            <text:p text:style-name="P35">Erstellt für</text:p>
          </table:table-cell>
          <table:table-cell table:style-name="Table4.A1" office:value-type="string">
            <text:p text:style-name="P30"><draw:frame draw:style-name="fr3" draw:name="pitc_created_for" text:anchor-type="paragraph" svg:x="0.0354in" svg:y="0.0354in" svg:width="2.2201in" draw:z-index="13"><draw:text-box fo:min-height="0.2193in"><text:p text:style-name="P24">@company</text:p></draw:text-box></draw:frame></text:p>
          </table:table-cell>
        </table:table-row>
      </table:table>
      <text:p text:style-name="P30"/>
      <text:p text:style-name="P20"/>
      <text:p text:style-name="P20"/>
      <table:table table:name="Table3" table:style-name="Table3">
        <table:table-column table:style-name="Table3.A"/>
        <table:table-column table:style-name="Table3.B"/>
        <table:table-row>
          <table:table-cell table:style-name="Table3.A1" office:value-type="string">
            <text:p text:style-name="P15">Kontaktperson</text:p>
          </table:table-cell>
          <table:table-cell table:style-name="Table3.A1" office:value-type="string">
            <text:p text:style-name="P30"><draw:frame draw:style-name="fr2" draw:name="pitc_contact_to_name" text:anchor-type="paragraph" svg:x="0.0354in" svg:y="0.0354in" svg:width="2.2201in" svg:height="0.3008in" draw:z-index="12"><draw:text-box><text:p text:style-name="P23">@contact</text:p></draw:text-box></draw:frame></text:p>
          </table:table-cell>
        </table:table-row>
      </table:table>
      <text:p text:style-name="P25"/>
      <table:table table:name="Table2" table:style-name="Table2">
        <table:table-column table:style-name="Table2.A"/>
        <table:table-column table:style-name="Table2.B"/>
        <table:table-row>
          <table:table-cell table:style-name="Table2.A1" office:value-type="string">
            <text:p text:style-name="P15">Telefon</text:p>
          </table:table-cell>
          <table:table-cell table:style-name="Table2.A1" office:value-type="string">
            <text:p text:style-name="P30"><draw:frame draw:style-name="fr2" draw:name="pitc_contact_to_phone" text:anchor-type="paragraph" svg:x="0.0354in" svg:y="0.0354in" svg:width="2.2201in" svg:height="0.2992in" draw:z-index="14"><draw:text-box><text:p text:style-name="P28">@phonenumber</text:p></draw:text-box></draw:frame></text:p>
          </table:table-cell>
        </table:table-row>
      </table:table>
      <text:p text:style-name="P25"/>
      <table:table table:name="Table7" table:style-name="Table7">
        <table:table-column table:style-name="Table7.A"/>
        <table:table-column table:style-name="Table7.B"/>
        <table:table-row>
          <table:table-cell table:style-name="Table7.A1" office:value-type="string">
            <text:p text:style-name="P15">E-Mail</text:p>
          </table:table-cell>
          <table:table-cell table:style-name="Table7.A1" office:value-type="string">
            <text:p text:style-name="P30"><draw:frame draw:style-name="fr2" draw:name="pitc_contact_to_mail" text:anchor-type="paragraph" svg:x="0.0354in" svg:y="0.0354in" svg:width="2.2201in" svg:height="0.2992in" draw:z-index="11"><draw:text-box><text:p text:style-name="P27">@email</text:p></draw:text-box></draw:frame></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15">Datum</text:p>
          </table:table-cell>
          <table:table-cell table:style-name="Table6.A1" office:value-type="string">
            <text:p text:style-name="P30"><draw:frame draw:style-name="fr1" draw:name="pitc_date_display" text:anchor-type="paragraph" svg:x="0.0354in" svg:y="0.0354in" svg:width="2.2201in" svg:height="0.2992in" draw:z-index="9"><draw:text-box><text:p text:style-name="P26">@exportdate</text:p></draw:text-box></draw:frame></text:p>
          </table:table-cell>
        </table:table-row>
      </table:table>
      <text:p text:style-name="P21"/>
      <table:table table:name="Table9" table:style-name="Table9">
        <table:table-column table:style-name="Table9.A"/>
        <table:table-column table:style-name="Table9.B"/>
        <table:table-row>
          <table:table-cell table:style-name="Table9.A1" office:value-type="string">
            <text:p text:style-name="P15">Version</text:p>
          </table:table-cell>
          <table:table-cell table:style-name="Table9.A1" office:value-type="string">
            <text:p text:style-name="P30"><draw:frame draw:style-name="fr1" draw:name="pitc_version" text:anchor-type="paragraph" svg:x="0.0354in" svg:y="0.0354in" svg:width="2.2201in" svg:height="0.2992in" draw:z-index="10"><draw:text-box><text:p text:style-name="P22"><text:user-defined style:data-style-name="N0" text:name="Info 2">2.4</text:user-defined></text:p></draw:text-box></draw:frame></text:p>
          </table:table-cell>
        </table:table-row>
      </table:table>
      <text:p text:style-name="P20"/>
      <text:p text:style-name="P18"/>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8">Erfahrungswert</text:p>
            </table:table-cell>
            <table:table-cell table:style-name="Tabelle7.B1" office:value-type="string">
              <text:p text:style-name="P8">Beschreibung</text:p>
            </table:table-cell>
          </table:table-row>
        </table:table-header-rows>
        <table:table-row>
          <table:table-cell table:style-name="Tabelle7.A2" office:value-type="string">
            <text:p text:style-name="P12">Trainee</text:p>
          </table:table-cell>
          <table:table-cell table:style-name="Tabelle7.B2" office:value-type="string">
            <text:p text:style-name="P8">Ich habe von der Technologie gehört oder mich eingelesen und eventuell auch ein paar Beispiele gemacht.</text:p>
          </table:table-cell>
        </table:table-row>
        <table:table-row>
          <table:table-cell table:style-name="Tabelle7.A2" office:value-type="string">
            <text:p text:style-name="P13">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2">Professional</text:p>
          </table:table-cell>
          <table:table-cell table:style-name="Tabelle7.B2" office:value-type="string">
            <text:p text:style-name="P32">Ich habe praktische Erfahrung und kenne mich mit den meisten Funktionalitäten und Problemen aus.</text:p>
          </table:table-cell>
        </table:table-row>
        <table:table-row>
          <table:table-cell table:style-name="Tabelle7.A2" office:value-type="string">
            <text:p text:style-name="P12">Senior</text:p>
          </table:table-cell>
          <table:table-cell table:style-name="Tabelle7.B2" office:value-type="string">
            <text:p text:style-name="P1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2">Expert</text:p>
          </table:table-cell>
          <table:table-cell table:style-name="Tabelle7.B2" office:value-type="string">
            <text:p text:style-name="P1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31"/>
      <text:p text:style-name="P31"/>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E" table:number-columns-repeated="2"/>
        <table:table-column table:style-name="Tabelle1.I"/>
        <table:table-column table:style-name="Tabelle1.J"/>
        <table:table-header-rows>
          <table:table-row table:style-name="Tabelle1.1">
            <table:table-cell table:style-name="Tabelle1.A1" table:number-rows-spanned="2" office:value-type="string">
              <text:p text:style-name="P9">Fachwissen</text:p>
            </table:table-cell>
            <table:table-cell table:style-name="Tabelle1.A1" table:number-rows-spanned="2" office:value-type="string">
              <text:p text:style-name="P10">Anz. Jahre Erfahrung </text:p>
            </table:table-cell>
            <table:table-cell table:style-name="Tabelle1.A1" table:number-rows-spanned="2" office:value-type="string">
              <text:p text:style-name="P10"><text:s/>Anzahl Projekte </text:p>
            </table:table-cell>
            <table:table-cell table:style-name="Tabelle1.A1" table:number-rows-spanned="2" office:value-type="string">
              <text:p text:style-name="P10">letztmals angewendet </text:p>
            </table:table-cell>
            <table:table-cell table:style-name="Tabelle1.E1" table:number-columns-spanned="5" office:value-type="string">
              <text:p text:style-name="P11">Erfahrungswert </text:p>
            </table:table-cell>
            <table:covered-table-cell/>
            <table:covered-table-cell/>
            <table:covered-table-cell/>
            <table:covered-table-cell/>
            <table:table-cell table:style-name="Tabelle1.J1" table:number-rows-spanned="2" office:value-type="string">
              <text:p text:style-name="P9">Bemerkung</text:p>
            </table:table-cell>
          </table:table-row>
        </table:table-header-rows>
        <table:table-row table:style-name="Tabelle1.2">
          <table:covered-table-cell table:style-name="Tabelle1.A1"/>
          <table:covered-table-cell table:style-name="Tabelle1.A1"/>
          <table:covered-table-cell table:style-name="Tabelle1.A1"/>
          <table:covered-table-cell table:style-name="Tabelle1.A1"/>
          <table:table-cell table:style-name="Tabelle1.E2" office:value-type="string">
            <text:p text:style-name="P10">Trainee </text:p>
          </table:table-cell>
          <table:table-cell table:style-name="Tabelle1.E2" office:value-type="string">
            <text:p text:style-name="P10">Junior </text:p>
          </table:table-cell>
          <table:table-cell table:style-name="Tabelle1.E2" office:value-type="string">
            <text:p text:style-name="P10">Professional</text:p>
          </table:table-cell>
          <table:table-cell table:style-name="Tabelle1.E2" office:value-type="string">
            <text:p text:style-name="P10">Senior </text:p>
          </table:table-cell>
          <table:table-cell table:style-name="Tabelle1.E2" office:value-type="string">
            <text:p text:style-name="P10">Expert</text:p>
          </table:table-cell>
          <table:covered-table-cell table:style-name="Tabelle1.J1"/>
        </table:table-row>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9">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6">[TOPIC]</text:p>
          </table:table-cell>
          <table:table-cell table:style-name="JAVA.A2" office:value-type="string">
            <text:p text:style-name="P36">[EXPERIENCE]</text:p>
          </table:table-cell>
          <table:table-cell table:style-name="JAVA.A2" office:value-type="string">
            <text:p text:style-name="P36">[PROJECTS]</text:p>
          </table:table-cell>
          <table:table-cell table:style-name="JAVA.A2" office:value-type="string">
            <text:p text:style-name="P36">[LAST_USE]</text:p>
          </table:table-cell>
          <table:table-cell table:style-name="JAVA.A2" office:value-type="string">
            <text:p text:style-name="P38">[TRAINEE]</text:p>
          </table:table-cell>
          <table:table-cell table:style-name="JAVA.A2" office:value-type="string">
            <text:p text:style-name="P38">[JUNIOR]</text:p>
          </table:table-cell>
          <table:table-cell table:style-name="JAVA.A2" office:value-type="string">
            <text:p text:style-name="P38">[PROFESSIONAL]</text:p>
          </table:table-cell>
          <table:table-cell table:style-name="JAVA.A2" office:value-type="string">
            <text:p text:style-name="P38">[SENIOR]</text:p>
          </table:table-cell>
          <table:table-cell table:style-name="JAVA.A2" office:value-type="string">
            <text:p text:style-name="P38">[EXPERT]</text:p>
          </table:table-cell>
          <table:table-cell table:style-name="JAVA.J2" office:value-type="string">
            <text:p text:style-name="P36">[COMMENT]</text:p>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40">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7">[TOPIC]</text:p>
          </table:table-cell>
          <table:table-cell table:style-name="RUBY.A2" office:value-type="string">
            <text:p text:style-name="P36">[EXPERIENCE]</text:p>
          </table:table-cell>
          <table:table-cell table:style-name="RUBY.A2" office:value-type="string">
            <text:p text:style-name="P36">[PROJECTS]</text:p>
          </table:table-cell>
          <table:table-cell table:style-name="RUBY.A2" office:value-type="string">
            <text:p text:style-name="P36">[LAST_USE]</text:p>
          </table:table-cell>
          <table:table-cell table:style-name="RUBY.A2" office:value-type="string">
            <text:p text:style-name="P38">[TRAINEE]</text:p>
          </table:table-cell>
          <table:table-cell table:style-name="RUBY.A2" office:value-type="string">
            <text:p text:style-name="P38">[JUNIOR]</text:p>
          </table:table-cell>
          <table:table-cell table:style-name="RUBY.A2" office:value-type="string">
            <text:p text:style-name="P38">[PROFESSIONAL]</text:p>
          </table:table-cell>
          <table:table-cell table:style-name="RUBY.A2" office:value-type="string">
            <text:p text:style-name="P38">[SENIOR]</text:p>
          </table:table-cell>
          <table:table-cell table:style-name="RUBY.A2" office:value-type="string">
            <text:p text:style-name="P38">[EXPERT]</text:p>
          </table:table-cell>
          <table:table-cell table:style-name="RUBY.J2" office:value-type="string">
            <text:p text:style-name="P36">[COMMENT]</text:p>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41">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7">[TOPIC]</text:p>
          </table:table-cell>
          <table:table-cell table:style-name="JAVASCRIPT.A2" office:value-type="string">
            <text:p text:style-name="P36">[EXPERIENCE]</text:p>
          </table:table-cell>
          <table:table-cell table:style-name="JAVASCRIPT.A2" office:value-type="string">
            <text:p text:style-name="P36">[PROJECTS]</text:p>
          </table:table-cell>
          <table:table-cell table:style-name="JAVASCRIPT.A2" office:value-type="string">
            <text:p text:style-name="P36">[LAST_USE]</text:p>
          </table:table-cell>
          <table:table-cell table:style-name="JAVASCRIPT.A2" office:value-type="string">
            <text:p text:style-name="P38">[TRAINEE]</text:p>
          </table:table-cell>
          <table:table-cell table:style-name="JAVASCRIPT.A2" office:value-type="string">
            <text:p text:style-name="P38">[JUNIOR]</text:p>
          </table:table-cell>
          <table:table-cell table:style-name="JAVASCRIPT.A2" office:value-type="string">
            <text:p text:style-name="P38">[PROFESSIONAL]</text:p>
          </table:table-cell>
          <table:table-cell table:style-name="JAVASCRIPT.A2" office:value-type="string">
            <text:p text:style-name="P38">[SENIOR]</text:p>
          </table:table-cell>
          <table:table-cell table:style-name="JAVASCRIPT.A2" office:value-type="string">
            <text:p text:style-name="P38">[EXPERT]</text:p>
          </table:table-cell>
          <table:table-cell table:style-name="JAVASCRIPT.J2" office:value-type="string">
            <text:p text:style-name="P36">[COMMENT]</text:p>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ext:soft-page-break/>
        <table:table-row>
          <table:table-cell table:style-name="ALLGEMEINEKONZEPTEUNDSPRACHEN.A1" table:number-columns-spanned="10" office:value-type="string">
            <text:p text:style-name="P40">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ALLGEMEINEKONZEPTEUNDSPRACHEN.A2" office:value-type="string">
            <text:p text:style-name="P37">[TOPIC]</text:p>
          </table:table-cell>
          <table:table-cell table:style-name="ALLGEMEINEKONZEPTEUNDSPRACHEN.A2" office:value-type="string">
            <text:p text:style-name="P36">[EXPERIENCE]</text:p>
          </table:table-cell>
          <table:table-cell table:style-name="ALLGEMEINEKONZEPTEUNDSPRACHEN.A2" office:value-type="string">
            <text:p text:style-name="P36">[PROJECTS]</text:p>
          </table:table-cell>
          <table:table-cell table:style-name="ALLGEMEINEKONZEPTEUNDSPRACHEN.A2" office:value-type="string">
            <text:p text:style-name="P36">[LAST_USE]</text:p>
          </table:table-cell>
          <table:table-cell table:style-name="ALLGEMEINEKONZEPTEUNDSPRACHEN.A2" office:value-type="string">
            <text:p text:style-name="P38">[TRAINEE]</text:p>
          </table:table-cell>
          <table:table-cell table:style-name="ALLGEMEINEKONZEPTEUNDSPRACHEN.A2" office:value-type="string">
            <text:p text:style-name="P38">[JUNIOR]</text:p>
          </table:table-cell>
          <table:table-cell table:style-name="ALLGEMEINEKONZEPTEUNDSPRACHEN.A2" office:value-type="string">
            <text:p text:style-name="P38">[PROFESSIONAL]</text:p>
          </table:table-cell>
          <table:table-cell table:style-name="ALLGEMEINEKONZEPTEUNDSPRACHEN.A2" office:value-type="string">
            <text:p text:style-name="P38">[SENIOR]</text:p>
          </table:table-cell>
          <table:table-cell table:style-name="ALLGEMEINEKONZEPTEUNDSPRACHEN.A2" office:value-type="string">
            <text:p text:style-name="P38">[EXPERT]</text:p>
          </table:table-cell>
          <table:table-cell table:style-name="ALLGEMEINEKONZEPTEUNDSPRACHEN.J2" office:value-type="string">
            <text:p text:style-name="P36">[COMMENT]</text:p>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40">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7">[TOPIC]</text:p>
          </table:table-cell>
          <table:table-cell table:style-name="WERKZEUGE.A2" office:value-type="string">
            <text:p text:style-name="P36">[EXPERIENCE]</text:p>
          </table:table-cell>
          <table:table-cell table:style-name="WERKZEUGE.A2" office:value-type="string">
            <text:p text:style-name="P36">[PROJECTS]</text:p>
          </table:table-cell>
          <table:table-cell table:style-name="WERKZEUGE.A2" office:value-type="string">
            <text:p text:style-name="P36">[LAST_USE]</text:p>
          </table:table-cell>
          <table:table-cell table:style-name="WERKZEUGE.A2" office:value-type="string">
            <text:p text:style-name="P38">[TRAINEE]</text:p>
          </table:table-cell>
          <table:table-cell table:style-name="WERKZEUGE.A2" office:value-type="string">
            <text:p text:style-name="P38">[JUNIOR]</text:p>
          </table:table-cell>
          <table:table-cell table:style-name="WERKZEUGE.A2" office:value-type="string">
            <text:p text:style-name="P38">[PROFESSIONAL]</text:p>
          </table:table-cell>
          <table:table-cell table:style-name="WERKZEUGE.A2" office:value-type="string">
            <text:p text:style-name="P38">[SENIOR]</text:p>
          </table:table-cell>
          <table:table-cell table:style-name="WERKZEUGE.A2" office:value-type="string">
            <text:p text:style-name="P38">[EXPERT]</text:p>
          </table:table-cell>
          <table:table-cell table:style-name="WERKZEUGE.J2" office:value-type="string">
            <text:p text:style-name="P36">[COMMENT]</text:p>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40">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7">[TOPIC]</text:p>
          </table:table-cell>
          <table:table-cell table:style-name="DATENBANKEN.A2" office:value-type="string">
            <text:p text:style-name="P36">[EXPERIENCE]</text:p>
          </table:table-cell>
          <table:table-cell table:style-name="DATENBANKEN.A2" office:value-type="string">
            <text:p text:style-name="P36">[PROJECTS]</text:p>
          </table:table-cell>
          <table:table-cell table:style-name="DATENBANKEN.A2" office:value-type="string">
            <text:p text:style-name="P36">[LAST_USE]</text:p>
          </table:table-cell>
          <table:table-cell table:style-name="DATENBANKEN.A2" office:value-type="string">
            <text:p text:style-name="P38">[TRAINEE]</text:p>
          </table:table-cell>
          <table:table-cell table:style-name="DATENBANKEN.A2" office:value-type="string">
            <text:p text:style-name="P38">[JUNIOR]</text:p>
          </table:table-cell>
          <table:table-cell table:style-name="DATENBANKEN.A2" office:value-type="string">
            <text:p text:style-name="P38">[PROFESSIONAL]</text:p>
          </table:table-cell>
          <table:table-cell table:style-name="DATENBANKEN.A2" office:value-type="string">
            <text:p text:style-name="P38">[SENIOR]</text:p>
          </table:table-cell>
          <table:table-cell table:style-name="DATENBANKEN.A2" office:value-type="string">
            <text:p text:style-name="P38">[EXPERT]</text:p>
          </table:table-cell>
          <table:table-cell table:style-name="DATENBANKEN.J2" office:value-type="string">
            <text:p text:style-name="P36">[COMMENT]</text:p>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40">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7">[TOPIC]</text:p>
          </table:table-cell>
          <table:table-cell table:style-name="SOFTWAREDESIGNUNDMETHODEN.A2" office:value-type="string">
            <text:p text:style-name="P36">[EXPERIENCE]</text:p>
          </table:table-cell>
          <table:table-cell table:style-name="SOFTWAREDESIGNUNDMETHODEN.A2" office:value-type="string">
            <text:p text:style-name="P36">[PROJECTS]</text:p>
          </table:table-cell>
          <table:table-cell table:style-name="SOFTWAREDESIGNUNDMETHODEN.A2" office:value-type="string">
            <text:p text:style-name="P36">[LAST_USE]</text:p>
          </table:table-cell>
          <table:table-cell table:style-name="SOFTWAREDESIGNUNDMETHODEN.A2" office:value-type="string">
            <text:p text:style-name="P38">[TRAINEE]</text:p>
          </table:table-cell>
          <table:table-cell table:style-name="SOFTWAREDESIGNUNDMETHODEN.A2" office:value-type="string">
            <text:p text:style-name="P38">[JUNIOR]</text:p>
          </table:table-cell>
          <table:table-cell table:style-name="SOFTWAREDESIGNUNDMETHODEN.A2" office:value-type="string">
            <text:p text:style-name="P38">[PROFESSIONAL]</text:p>
          </table:table-cell>
          <table:table-cell table:style-name="SOFTWAREDESIGNUNDMETHODEN.A2" office:value-type="string">
            <text:p text:style-name="P38">[SENIOR]</text:p>
          </table:table-cell>
          <table:table-cell table:style-name="SOFTWAREDESIGNUNDMETHODEN.A2" office:value-type="string">
            <text:p text:style-name="P38">[EXPERT]</text:p>
          </table:table-cell>
          <table:table-cell table:style-name="SOFTWAREDESIGNUNDMETHODEN.J2" office:value-type="string">
            <text:p text:style-name="P36">[COMMENT]</text:p>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able:table-row>
          <table:table-cell table:style-name="MIDDLEWARE.A1" table:number-columns-spanned="10" office:value-type="string">
            <text:p text:style-name="P40">Middleware</text:p>
          </table:table-cell>
          <table:covered-table-cell/>
          <table:covered-table-cell/>
          <table:covered-table-cell/>
          <table:covered-table-cell/>
          <table:covered-table-cell/>
          <table:covered-table-cell/>
          <table:covered-table-cell/>
          <table:covered-table-cell/>
          <table:covered-table-cell/>
        </table:table-row>
        <table:table-row>
          <table:table-cell table:style-name="MIDDLEWARE.A2" office:value-type="string">
            <text:p text:style-name="P37">[TOPIC]</text:p>
          </table:table-cell>
          <table:table-cell table:style-name="MIDDLEWARE.A2" office:value-type="string">
            <text:p text:style-name="P36">[EXPERIENCE]</text:p>
          </table:table-cell>
          <table:table-cell table:style-name="MIDDLEWARE.A2" office:value-type="string">
            <text:p text:style-name="P36">[PROJECTS]</text:p>
          </table:table-cell>
          <table:table-cell table:style-name="MIDDLEWARE.A2" office:value-type="string">
            <text:p text:style-name="P36">[LAST_USE]</text:p>
          </table:table-cell>
          <table:table-cell table:style-name="MIDDLEWARE.A2" office:value-type="string">
            <text:p text:style-name="P38">[TRAINEE]</text:p>
          </table:table-cell>
          <table:table-cell table:style-name="MIDDLEWARE.A2" office:value-type="string">
            <text:p text:style-name="P38">[JUNIOR]</text:p>
          </table:table-cell>
          <table:table-cell table:style-name="MIDDLEWARE.A2" office:value-type="string">
            <text:p text:style-name="P38">[PROFESSIONAL]</text:p>
          </table:table-cell>
          <table:table-cell table:style-name="MIDDLEWARE.A2" office:value-type="string">
            <text:p text:style-name="P38">[SENIOR]</text:p>
          </table:table-cell>
          <table:table-cell table:style-name="MIDDLEWARE.A2" office:value-type="string">
            <text:p text:style-name="P38">[EXPERT]</text:p>
          </table:table-cell>
          <table:table-cell table:style-name="MIDDLEWARE.J2" office:value-type="string">
            <text:p text:style-name="P36">[COMMENT]</text:p>
          </table:table-cell>
        </table:table-row>
      </table:table>
      <text:h text:style-name="P42"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Name</text:p>
            </table:table-cell>
            <table:table-cell table:style-name="Tabelle8.A1" office:value-type="string">
              <text:p text:style-name="P33">Jahr</text:p>
            </table:table-cell>
            <table:table-cell table:style-name="Tabelle8.C1" office:value-type="string">
              <text:p text:style-name="P33">Beschreibung</text:p>
            </table:table-cell>
          </table:table-row>
        </table:table-header-rows>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6">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pitch="variable"/>
    <style:font-face style:name="Roboto Light1" svg:font-family="'Roboto Light'" style:font-adornments="Light" style:font-pitch="variable"/>
    <style:font-face style:name="Roboto Light2" svg:font-family="'Roboto Light'" style:font-adornments="Regular" style:font-pitch="variable"/>
    <style:font-face style:name="Roboto Medium" svg:font-family="'Roboto Medium'" style:font-pitch="variable"/>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loext:opacity="0%" style:font-name="Humnst777 Lt BT1"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729fcf"/>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paragraph-properties>
      <style:text-properties fo:color="#000000" loext:opacity="100%" style:font-name="Humnst777 Lt BT"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loext:opacity="1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loext:opacity="1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loext:opacity="1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loext:opacity="1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1"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font-name="Humnst777 Lt BT1"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loext:opacity="0%"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loext:opacity="0%"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min-label-width="0.5902in" text:min-label-distance="0.0783in"/>
      </text:outline-level-style>
      <text:outline-level-style text:level="2" loext:num-list-format="%1%.%2%" style:num-format="1" text:display-levels="2">
        <style:list-level-properties text:min-label-width="0.5902in" text:min-label-distance="0.0783in"/>
      </text:outline-level-style>
      <text:outline-level-style text:level="3" loext:num-list-format="%1%.%2%.%3%" style:num-format="1" text:display-levels="3">
        <style:list-level-properties text:min-label-width="0.5902in" text:min-label-distance="0.0783in"/>
      </text:outline-level-style>
      <text:outline-level-style text:level="4" loext:num-list-format="%1%.%2%.%3%.%4%" style:num-format="1" text:display-levels="4">
        <style:list-level-properties text:min-label-width="0.5902in" text:min-label-distance="0.0783in"/>
      </text:outline-level-style>
      <text:outline-level-style text:level="5" loext:num-list-format="%1%.%2%.%3%.%4%.%5%" style:num-format="1" text:display-levels="5">
        <style:list-level-properties text:min-label-width="0.5902in" text:min-label-distance="0.0783in"/>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WW8Num1">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date-style style:name="N10107" number:language="de" number:country="CH" number:title="User-defined">
      <number:year number:style="long"/>
      <number:month number:style="long"/>
      <number:day number:style="long"/>
    </number:date-style>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T4" style:family="text">
      <style:text-properties officeooo:rsid="006fa3f6"/>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draw:fill="none" draw:opacity="0%"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7" text:date-value="2024-11-26T09:30:41.132110892">20241126</text:date></text:span><text:span text:style-name="MT1">w</text:span><text:span text:style-name="MT1"><text:word-count>350</text:word-count></text:span><text:span text:style-name="MT1"><text:tab/></text:span><text:span text:style-name="Page_20_Number"><text:span text:style-name="MT1"><text:tab/></text:span></text:span></text:p>
      </style:footer>
    </style:master-page>
    <style:master-page style:name="Right_20_Page" style:display-name="Right Page" style:page-layout-name="Mpm2" draw:style-name="Mdp1"/>
    <style:master-page style:name="Left_20_Page" style:display-name="Left Page" style:page-layout-name="Mpm3" draw:style-name="Mdp1" style:next-style-name="Right_20_Page"/>
    <style:master-page style:name="Endnote" style:page-layout-name="Mpm4" draw:style-name="Mdp1"/>
    <style:master-page style:name="Next_20_convert_20_1" style:display-name="Next convert 1" style:page-layout-name="Mpm5" draw:style-name="Mdp1">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draw:style-name="Mdp1">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draw:style-name="Mdp1">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draw:style-name="Mdp1" style:next-style-name="Next_20_convert_20_1">
      <style:header>
        <text:p text:style-name="Standard"><draw:frame draw:style-name="Mfr5" draw:name="Image1" text:anchor-type="paragraph" svg:x="3.5862in" svg:y="0.1291in" svg:width="2.2402in" svg:height="0.5799in" draw:z-index="15"><draw:image xlink:href="Pictures/1000689D0000200A0000085FDDE4D72C7DCACCAE.svg" xlink:type="simple" xlink:show="embed" xlink:actuate="onLoad" draw:mime-type="image/svg+xml"/><draw:image xlink:href="Pictures/1000000100000136000000517F36BDB1960878B0.png" xlink:type="simple" xlink:show="embed" xlink:actuate="onLoad" draw:mime-type="image/png"/><svg:title>logo_tagline</svg:title><svg:desc>Created with Sketch.</svg:desc></draw:frame></text:p>
      </style:header>
      <style:footer>
        <text:p text:style-name="Standard">© 201<text:span text:style-name="MT3">7</text:span> Puzzle ITC <text:span text:style-name="MT4">AG</text:span> – alle Rechte vorbehalte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k Waber</meta:initial-creator>
    <meta:creation-date>2009-02-20T11:56:22</meta:creation-date>
    <dc:date>2024-11-26T09:30:41.054191480</dc:date>
    <meta:editing-cycles>238</meta:editing-cycles>
    <meta:editing-duration>P1DT4H32M17S</meta:editing-duration>
    <meta:document-statistic meta:table-count="17" meta:image-count="1" meta:object-count="1" meta:page-count="3" meta:paragraph-count="157" meta:word-count="350" meta:character-count="2718" meta:non-whitespace-character-count="2509"/>
    <meta:user-defined meta:name="Info 1">Fachwissens-Skala Entwicklung</meta:user-defined>
    <meta:user-defined meta:name="Info 2">2.4</meta:user-defined>
    <meta:user-defined meta:name="Info 3"/>
    <meta:user-defined meta:name="Info 4"/>
  </office:meta>
</office:document-meta>
</file>